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OpenSymbol1" svg:font-family="OpenSymbol" style:font-adornments="Normal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Arial2" svg:font-family="Arial" style:font-adornments="Normal" style:font-family-generic="swiss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6.937cm" fo:margin-left="0.487cm" fo:margin-right="0.868cm" table:align="margins"/>
    </style:style>
    <style:style style:name="Table1.A" style:family="table-column">
      <style:table-column-properties style:column-width="3.168cm" style:rel-column-width="12257*"/>
    </style:style>
    <style:style style:name="Table1.B" style:family="table-column">
      <style:table-column-properties style:column-width="2.663cm" style:rel-column-width="10305*"/>
    </style:style>
    <style:style style:name="Table1.C" style:family="table-column">
      <style:table-column-properties style:column-width="5.749cm" style:rel-column-width="22243*"/>
    </style:style>
    <style:style style:name="Table1.D" style:family="table-column">
      <style:table-column-properties style:column-width="2.565cm" style:rel-column-width="9923*"/>
    </style:style>
    <style:style style:name="Table1.E" style:family="table-column">
      <style:table-column-properties style:column-width="2.792cm" style:rel-column-width="108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>
        <style:tab-stops>
          <style:tab-stop style:position="8.795cm" style:type="center"/>
          <style:tab-stop style:position="18.29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Footer">
      <style:paragraph-properties>
        <style:tab-stops>
          <style:tab-stop style:position="8.795cm" style:type="center"/>
          <style:tab-stop style:position="18.323cm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6pt" style:text-underline-style="none" fo:font-weight="normal" style:font-size-asian="5.25pt" style:font-weight-asian="normal" style:font-size-complex="6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9.966cm"/>
          <style:tab-stop style:position="17.533cm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3.757cm"/>
          <style:tab-stop style:position="10.049cm"/>
          <style:tab-stop style:position="12.949cm"/>
          <style:tab-stop style:position="17.498cm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8pt" style:text-underline-style="none" fo:font-weight="normal" style:font-size-asian="7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 style:snap-to-layout-grid="false">
        <style:tab-stops>
          <style:tab-stop style:position="17.727cm"/>
        </style:tab-stops>
      </style:paragraph-properties>
      <style:text-properties style:font-name="Arial" fo:font-size="12pt" style:text-underline-style="solid" style:text-underline-width="auto" style:text-underline-color="font-color" fo:font-weight="normal" style:font-name-asian="OpenSymbol1" style:font-size-asian="12pt" style:font-weight-asian="normal" style:font-name-complex="Arial" style:font-size-complex="12pt" style:font-weight-complex="normal"/>
    </style:style>
    <style:style style:name="P12" style:family="paragraph" style:parent-style-name="Standard">
      <style:paragraph-properties fo:text-align="start" style:justify-single-word="false" style:snap-to-layout-grid="false">
        <style:tab-stops>
          <style:tab-stop style:position="17.727cm"/>
        </style:tab-stops>
      </style:paragraph-properties>
      <style:text-properties style:font-name="Arial" fo:font-size="12pt" style:text-underline-style="none" fo:font-weight="normal" style:font-name-asian="OpenSymbol1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paragraph-properties fo:text-align="start" style:justify-single-word="false" style:snap-to-layout-grid="false">
        <style:tab-stops>
          <style:tab-stop style:position="4.039cm"/>
          <style:tab-stop style:position="5.521cm"/>
          <style:tab-stop style:position="6.526cm"/>
          <style:tab-stop style:position="7.761cm"/>
          <style:tab-stop style:position="8.026cm"/>
          <style:tab-stop style:position="8.255cm"/>
          <style:tab-stop style:position="13.335cm"/>
          <style:tab-stop style:position="17.727cm"/>
        </style:tab-stops>
      </style:paragraph-properties>
      <style:text-properties style:font-name="Arial" fo:font-size="12pt" fo:font-style="normal" style:text-underline-style="none" fo:font-weight="normal" style:font-name-asian="OpenSymbol1" style:font-size-asian="10.5pt" style:font-style-asian="normal" style:font-weight-asian="normal" style:font-name-complex="OpenSymbol1" style:font-size-complex="12pt" style:font-style-complex="normal" style:font-weight-complex="bold"/>
    </style:style>
    <style:style style:name="P14" style:family="paragraph" style:parent-style-name="Standard">
      <style:paragraph-properties style:snap-to-layout-grid="false">
        <style:tab-stops>
          <style:tab-stop style:position="5.327cm"/>
        </style:tab-stops>
      </style:paragraph-properties>
      <style:text-properties style:font-name="Arial" fo:font-size="6pt" style:font-size-asian="5.25pt" style:font-name-complex="Arial" style:font-size-complex="6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style:font-size-asian="14pt" style:font-weight-asian="bold" style:font-name-complex="Arial" style:font-size-complex="14pt" style:font-weight-complex="normal"/>
    </style:style>
    <style:style style:name="P16" style:family="paragraph" style:parent-style-name="Standard">
      <style:paragraph-properties fo:text-align="start" style:justify-single-word="false" fo:padding="0cm" fo:border-left="none" fo:border-right="none" fo:border-top="none" fo:border-bottom="0.035cm solid #000000" style:shadow="none"/>
      <style:text-properties fo:font-size="6pt" style:text-underline-style="none" fo:font-weight="normal" style:font-size-asian="5.25pt" style:font-weight-asian="normal" style:font-size-complex="6pt" style:font-weight-complex="normal"/>
    </style:style>
    <style:style style:name="P17" style:family="paragraph" style:parent-style-name="Body_20_Text_20_Indent_20_1">
      <style:paragraph-properties fo:margin-left="0cm" fo:margin-right="0cm" fo:text-align="start" style:justify-single-word="false" fo:text-indent="0cm" style:auto-text-indent="false" style:snap-to-layout-grid="false">
        <style:tab-stops>
          <style:tab-stop style:position="17.727cm"/>
        </style:tab-stops>
      </style:paragraph-properties>
      <style:text-properties style:font-name="Arial" fo:font-size="12pt" style:text-underline-style="none" fo:font-weight="normal" style:font-name-asian="OpenSymbol1" style:font-size-asian="12pt" style:font-weight-asian="normal" style:font-name-complex="Arial" style:font-size-complex="12pt" style:font-weight-complex="normal"/>
    </style:style>
    <style:style style:name="P18" style:family="paragraph" style:parent-style-name="Body_20_Text_20_Indent_20_1" style:master-page-name="">
      <style:paragraph-properties fo:margin-left="0cm" fo:margin-right="0cm" fo:text-align="start" style:justify-single-word="false" fo:text-indent="0cm" style:auto-text-indent="false" style:page-number="auto" fo:keep-with-next="always" style:snap-to-layout-grid="false">
        <style:tab-stops>
          <style:tab-stop style:position="17.727cm"/>
        </style:tab-stops>
      </style:paragraph-properties>
      <style:text-properties style:font-name="Arial" fo:font-size="12pt" style:text-underline-style="none" fo:font-weight="normal" style:font-name-asian="OpenSymbol1" style:font-size-asian="12pt" style:font-weight-asian="normal" style:font-name-complex="Arial" style:font-size-complex="12pt" style:font-weight-complex="normal"/>
    </style:style>
    <style:style style:name="P19" style:family="paragraph" style:parent-style-name="Standard">
      <style:paragraph-properties fo:text-align="start" style:justify-single-word="false" fo:keep-with-next="always" style:snap-to-layout-grid="false">
        <style:tab-stops>
          <style:tab-stop style:position="17.727cm"/>
        </style:tab-stops>
      </style:paragraph-properties>
      <style:text-properties style:font-name="Arial" fo:font-size="12pt" style:text-underline-style="solid" style:text-underline-width="auto" style:text-underline-color="font-color" fo:font-weight="normal" style:font-name-asian="OpenSymbol1" style:font-size-asian="12pt" style:font-weight-asian="normal" style:font-name-complex="Arial" style:font-size-complex="12pt" style:font-weight-complex="normal"/>
    </style:style>
    <style:style style:name="P20" style:family="paragraph" style:parent-style-name="Standard">
      <style:paragraph-properties fo:keep-with-next="always" style:snap-to-layout-grid="false">
        <style:tab-stops>
          <style:tab-stop style:position="5.327cm"/>
        </style:tab-stops>
      </style:paragraph-properties>
      <style:text-properties style:font-name="Arial" fo:font-size="6pt" style:font-size-asian="5.25pt" style:font-name-complex="Arial" style:font-size-complex="6pt"/>
    </style:style>
    <style:style style:name="P21" style:family="paragraph" style:parent-style-name="Standard">
      <style:paragraph-properties fo:text-align="start" style:justify-single-word="false" fo:break-before="pag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fo:font-weight="bold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name-asian="OpenSymbol1" style:font-size-asian="10.5pt" style:font-weight-asian="normal" style:font-name-complex="Arial" style:font-size-complex="12pt" style:font-weight-complex="normal"/>
    </style:style>
    <style:style style:name="P25" style:family="paragraph">
      <style:paragraph-properties fo:text-align="start"/>
      <style:text-properties fo:color="#000080" style:text-line-through-style="none" style:font-name="Arial2" fo:font-size="12pt" fo:font-style="normal" style:text-underline-style="none"/>
    </style:style>
    <style:style style:name="P26" style:family="paragraph">
      <style:paragraph-properties fo:text-align="start"/>
      <style:text-properties style:text-line-through-style="none" style:font-name="Arial2" fo:font-size="12pt" fo:font-style="normal"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OpenSymbol1" style:font-name-asian="OpenSymbol1" style:font-size-asian="12pt" style:font-name-complex="OpenSymbol1"/>
    </style:style>
    <style:style style:name="T3" style:family="text">
      <style:text-properties style:font-name="OpenSymbol1" fo:font-size="16pt" style:font-name-asian="OpenSymbol1" style:font-size-asian="16pt" style:font-name-complex="OpenSymbol1" style:font-size-complex="16pt"/>
    </style:style>
    <style:style style:name="T4" style:family="text">
      <style:text-properties style:font-name="OpenSymbol1" fo:font-size="16pt" style:font-size-asian="16pt" style:font-name-complex="OpenSymbol1" style:font-size-complex="16pt"/>
    </style:style>
    <style:style style:name="T5" style:family="text">
      <style:text-properties style:font-name="OpenSymbol1" style:font-name-complex="OpenSymbol1"/>
    </style:style>
    <style:style style:name="T6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7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8" style:family="text">
      <style:text-properties style:font-name="Arial" fo:font-size="14pt" style:font-size-asian="14pt" style:font-name-complex="Arial" style:font-size-complex="14pt"/>
    </style:style>
    <style:style style:name="T9" style:family="text">
      <style:text-properties style:font-name="Arial" style:font-name-asian="OpenSymbol1" style:font-size-asian="12pt" style:font-name-complex="Arial"/>
    </style:style>
    <style:style style:name="T10" style:family="text">
      <style:text-properties style:font-name="Arial" style:font-name-asian="OpenSymbol1" style:font-name-complex="Arial"/>
    </style:style>
    <style:style style:name="T11" style:family="text">
      <style:text-properties style:font-name="Arial" style:text-underline-style="solid" style:text-underline-width="auto" style:text-underline-color="font-color" style:font-name-asian="OpenSymbol1" style:font-name-complex="Arial"/>
    </style:style>
    <style:style style:name="T12" style:family="text">
      <style:text-properties style:font-name="Arial" fo:font-style="italic" style:font-name-asian="OpenSymbol1" style:font-size-asian="12pt" style:font-style-asian="italic" style:font-name-complex="Arial" style:font-style-complex="italic"/>
    </style:style>
    <style:style style:name="T13" style:family="text">
      <style:text-properties style:font-name="Arial" fo:font-style="normal" style:font-name-asian="OpenSymbol1" style:font-size-asian="12pt" style:font-style-asian="normal" style:font-name-complex="Arial" style:font-style-complex="normal"/>
    </style:style>
    <style:style style:name="T14" style:family="text">
      <style:text-properties style:use-window-font-color="true" style:font-name="Arial" fo:font-size="14pt" style:font-name-asian="SimSun" style:font-size-asian="14pt" style:language-asian="zh" style:country-asian="CN" style:font-name-complex="Arial" style:font-size-complex="14pt"/>
    </style:style>
    <style:style style:name="T15" style:family="text">
      <style:text-properties style:use-window-font-color="true" style:font-name="Arial" fo:font-size="14pt" fo:font-weight="normal" style:font-name-asian="SimSun" style:font-size-asian="14pt" style:language-asian="zh" style:country-asian="CN" style:font-weight-asian="normal" style:font-name-complex="Arial" style:font-size-complex="14pt" style:font-weight-complex="normal"/>
    </style:style>
    <style:style style:name="gr1" style:family="graphic">
      <style:graphic-properties fo:border="none #ffffff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extBox" form:control-implementation="ooo:com.sun.star.form.component.TextField" form:id="control1" form:tab-index="1" form:current-value="Curtis Collins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" form:tab-index="2" form:current-value="Mr. Anderson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" form:tab-stop="false" form:tab-index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" form:tab-index="77" form:current-value="The cable used is a straight-through cable.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" form:tab-index="77" form:current-value="There is a short between pins 7 and 8.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6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7" form:tab-index="77" form:current-value="The switch is operating under full duplex mode!!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8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9" form:tab-index="77" form:current-value="We can determine if the AUX port is a DCE or DTE by testing the connection from pin 2 on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0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1" form:tab-index="1" form:current-value="Lee-Ong Sim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2" form:tab-index="2" form:current-value="0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3" form:tab-index="77" form:current-value="The cable cannot be used because it has a short.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4" form:tab-index="8" form:current-value="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5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6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7" form:tab-index="77" form:current-value="The cable used is a straight-through cable.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8" form:tab-index="77" form:current-value="There is a split pair in pairs 3,6  and 4,5.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9" form:tab-index="77" form:current-value="This cable can be used, but will result in major crosstalk.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0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1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2" form:tab-index="77" form:current-value="Cable 9 ...... The cable used is a straight-through cable.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3" form:tab-index="77" form:current-value="There are crossed wires between 7, and 8, and split pairs between 1,2  and 3, 6...1,2,3 are open.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4" form:tab-index="77" form:current-value="No it cannot be used because of the open circuits. If the open circuits were not present, however,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5" form:tab-index="77" form:current-value="it may work but would result in major crosstalk. 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6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7" form:tab-index="77" form:current-value="The AUX port is a DC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8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9" form:tab-index="77" form:current-value="the console port to pin 3 on the AUX port using a DVM. Since pin 2 on the console port is made  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0" form:tab-index="77" form:current-value="to receive from pin 3 on the AUX port, it means the console must be DTE and AUX DC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1" form:tab-index="8" form:current-value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2" form:tab-index="8" form:current-value="CD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3" form:tab-index="8" form:current-value="Tx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4" form:tab-index="8" form:current-value="DTR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5" form:tab-index="8" form:current-value="Gnd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6" form:tab-index="8" form:current-value="DSR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7" form:tab-index="8" form:current-value="RTS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8" form:tab-index="8" form:current-value="CTS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9" form:tab-index="8" form:current-value="RI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0" form:tab-index="8" form:current-value="---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1" form:tab-index="8" form:current-value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2" form:tab-index="8" form:current-value="Rx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3" form:tab-index="8" form:current-value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4" form:tab-index="8" form:current-value="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5" form:tab-index="8" form:current-value="4 + 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6" form:tab-index="8" form:current-value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7" form:tab-index="8" form:current-value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8" form:tab-index="8" form:current-value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9" form:tab-index="8" form:current-value="---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0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1" form:tab-index="8" form:current-value="Tx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2" form:tab-index="8" form:current-value="Rx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3" form:tab-index="8" form:current-value="DSR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4" form:tab-index="8" form:current-value="Gnd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5" form:tab-index="8" form:current-value="DTR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6" form:tab-index="8" form:current-value="CTS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7" form:tab-index="8" form:current-value="RTS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8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10: <text:span text:style-name="T8">Physical Layer – Twisted pair and RS232C connections</text:span></text:p>
      <text:p text:style-name="P15"/>
      <text:p text:style-name="P3"><text:span text:style-name="T6">Submit</text:span><text:span text:style-name="T8"> this completed form via </text:span><text:span text:style-name="T7">Blackboard</text:span><text:span text:style-name="T8"> </text:span><text:span text:style-name="T14">(ie. Lab 10 Assignment Dropbox)</text:span></text:p>
      <text:p text:style-name="P5"><text:span text:style-name="T14">RENAME</text:span><text:span text:style-name="T15"> this file as </text:span><text:span text:style-name="T14">Lab10_Surname1Surname2</text:span><text:span text:style-name="T15"> !!!</text:span></text:p>
      <text:p text:style-name="P9"><draw:control text:anchor-type="paragraph" draw:z-index="1" draw:style-name="gr1" draw:text-style-name="P26" svg:width="5.222cm" svg:height="0.6cm" svg:x="12.39cm" svg:y="0.293cm" draw:control="control2"/><draw:control text:anchor-type="paragraph" draw:z-index="0" draw:style-name="gr1" draw:text-style-name="P25" svg:width="8.169cm" svg:height="0.6cm" svg:x="1.91cm" svg:y="0.293cm" draw:control="control1"/></text:p>
      <text:p text:style-name="P7">Student1: <text:span text:style-name="T1"> <text:tab/> </text:span> <text:s/>Professor: <text:span text:style-name="T1"> <text:tab/> </text:span> </text:p>
      <text:p text:style-name="P10"><draw:control text:anchor-type="paragraph" draw:z-index="10" draw:style-name="gr1" draw:text-style-name="P25" svg:width="8.15cm" svg:height="0.6cm" svg:x="1.965cm" svg:y="0.131cm" draw:control="control11"/><draw:control text:anchor-type="paragraph" draw:z-index="11" draw:style-name="gr1" draw:text-style-name="P26" svg:width="1.077cm" svg:height="0.6cm" svg:x="11.936cm" svg:y="0.143cm" draw:control="control12"/></text:p>
      <text:p text:style-name="P8">Student2: <text:span text:style-name="T1"> <text:tab/><text:tab/> </text:span> Section: <text:span text:style-name="T1"> <text:tab/> </text:span> Final mark: <text:span text:style-name="T1"> <text:tab/><text:tab/> </text:span> </text:p>
      <text:p text:style-name="P16"/>
      <text:p text:style-name="P6"><draw:control text:anchor-type="paragraph" draw:z-index="13" draw:style-name="gr1" draw:text-style-name="P26" svg:width="2.401cm" svg:height="0.572cm" svg:x="3.829cm" svg:y="0.086cm" draw:control="control14"/></text:p>
      <text:p text:style-name="P9"><text:span text:style-name="T10">Cable 1: <text:s/>Number: <text:s/></text:span><text:span text:style-name="T11"> <text:tab/><text:tab/> </text:span><text:span text:style-name="T10"> <text:s/></text:span><text:span text:style-name="T9"><text:line-break/></text:span><text:span text:style-name="T3"></text:span><text:span text:style-name="T2"> </text:span><text:span text:style-name="T9">Type of cable?</text:span></text:p>
      <text:p text:style-name="P14"><draw:control text:anchor-type="paragraph" draw:z-index="3" draw:style-name="gr1" draw:text-style-name="P26" svg:width="17.745cm" svg:height="0.6cm" svg:x="0.095cm" svg:y="0.056cm" draw:control="control4"/></text:p>
      <text:p text:style-name="P11"> <text:tab/> </text:p>
      <text:p text:style-name="P17"><text:line-break/><text:span text:style-name="T4"></text:span><text:span text:style-name="T5"> </text:span>Type of problem (if any)?</text:p>
      <text:p text:style-name="P14"><draw:control text:anchor-type="paragraph" draw:z-index="4" draw:style-name="gr1" draw:text-style-name="P26" svg:width="17.745cm" svg:height="0.6cm" svg:x="0.095cm" svg:y="0.051cm" draw:control="control5"/></text:p>
      <text:p text:style-name="P11"> <text:tab/> </text:p>
      <text:p text:style-name="P12"><text:line-break/><text:span text:style-name="T4"></text:span><text:span text:style-name="T5"> </text:span>Can it be used? <text:s/>(Be sure to note any restrictions.)</text:p>
      <text:p text:style-name="P14"><draw:control text:anchor-type="paragraph" draw:z-index="12" draw:style-name="gr1" draw:text-style-name="P26" svg:width="17.745cm" svg:height="0.6cm" svg:x="0.095cm" svg:y="0.051cm" draw:control="control13"/></text:p>
      <text:p text:style-name="P11"> <text:tab/> </text:p>
      <text:p text:style-name="P14"><draw:control text:anchor-type="paragraph" draw:z-index="14" draw:style-name="gr1" draw:text-style-name="P26" svg:width="17.745cm" svg:height="0.6cm" svg:x="0.095cm" svg:y="0.056cm" draw:control="control15"/></text:p>
      <text:p text:style-name="P11"> <text:tab/> </text:p>
      <text:p text:style-name="P14"><draw:control text:anchor-type="paragraph" draw:z-index="15" draw:style-name="gr1" draw:text-style-name="P26" svg:width="17.745cm" svg:height="0.6cm" svg:x="0.095cm" svg:y="0.056cm" draw:control="control16"/></text:p>
      <text:p text:style-name="P11"> <text:tab/> </text:p>
      <text:p text:style-name="P12"><draw:control text:anchor-type="paragraph" draw:z-index="30" draw:style-name="gr1" draw:text-style-name="P26" svg:width="2.401cm" svg:height="0.572cm" svg:x="3.732cm" svg:y="0.312cm" draw:control="control31"/></text:p>
      <text:p text:style-name="P9"><text:span text:style-name="T10">Cable 2: <text:s/>Number: <text:s/></text:span><text:span text:style-name="T11"> <text:tab/><text:tab/> </text:span><text:span text:style-name="T10"> <text:s/></text:span><text:span text:style-name="T9"><text:line-break/></text:span><text:span text:style-name="T3"></text:span><text:span text:style-name="T2"> </text:span><text:span text:style-name="T9">Type of cable?</text:span></text:p>
      <text:p text:style-name="P14"><draw:control text:anchor-type="paragraph" draw:z-index="16" draw:style-name="gr1" draw:text-style-name="P26" svg:width="17.745cm" svg:height="0.6cm" svg:x="0.095cm" svg:y="0.056cm" draw:control="control17"/></text:p>
      <text:p text:style-name="P11"> <text:tab/> </text:p>
      <text:p text:style-name="P17"><text:line-break/><text:span text:style-name="T4"></text:span><text:span text:style-name="T5"> </text:span>Type of problem (if any)?</text:p>
      <text:p text:style-name="P14"><draw:control text:anchor-type="paragraph" draw:z-index="17" draw:style-name="gr1" draw:text-style-name="P26" svg:width="17.745cm" svg:height="0.6cm" svg:x="0.095cm" svg:y="0.051cm" draw:control="control18"/></text:p>
      <text:p text:style-name="P11"> <text:tab/> </text:p>
      <text:p text:style-name="P12"><text:line-break/><text:span text:style-name="T4"></text:span><text:span text:style-name="T5"> </text:span>Can it be used? <text:s/>(Be sure to note any restrictions.)</text:p>
      <text:p text:style-name="P14"><draw:control text:anchor-type="paragraph" draw:z-index="18" draw:style-name="gr1" draw:text-style-name="P26" svg:width="17.745cm" svg:height="0.6cm" svg:x="0.095cm" svg:y="0.051cm" draw:control="control19"/></text:p>
      <text:p text:style-name="P11"> <text:tab/> </text:p>
      <text:p text:style-name="P14"><draw:control text:anchor-type="paragraph" draw:z-index="19" draw:style-name="gr1" draw:text-style-name="P26" svg:width="17.745cm" svg:height="0.6cm" svg:x="0.095cm" svg:y="0.056cm" draw:control="control20"/></text:p>
      <text:p text:style-name="P11"> <text:tab/> </text:p>
      <text:p text:style-name="P14"><draw:control text:anchor-type="paragraph" draw:z-index="20" draw:style-name="gr1" draw:text-style-name="P26" svg:width="17.745cm" svg:height="0.6cm" svg:x="0.095cm" svg:y="0.056cm" draw:control="control21"/></text:p>
      <text:p text:style-name="P11"> <text:tab/> </text:p>
      <text:p text:style-name="P12"/>
      <text:p text:style-name="P24"/>
      <text:p text:style-name="P21"><text:span text:style-name="T10">Cable 3: <text:s/>Number: <text:s/></text:span><text:span text:style-name="T11"> <text:tab/><text:tab/> </text:span><text:span text:style-name="T10"> <text:s/></text:span><text:span text:style-name="T9"><text:line-break/></text:span><text:span text:style-name="T3"></text:span><text:span text:style-name="T2"> </text:span><text:span text:style-name="T9">Type of cable?</text:span></text:p>
      <text:p text:style-name="P14"><draw:control text:anchor-type="paragraph" draw:z-index="21" draw:style-name="gr1" draw:text-style-name="P26" svg:width="17.745cm" svg:height="0.6cm" svg:x="0.095cm" svg:y="0.056cm" draw:control="control22"/></text:p>
      <text:p text:style-name="P11"> <text:tab/> </text:p>
      <text:p text:style-name="P18"><text:line-break/><text:span text:style-name="T4"></text:span><text:span text:style-name="T5"> </text:span>Type of problem (if any)?</text:p>
      <text:p text:style-name="P20"><draw:control text:anchor-type="paragraph" draw:z-index="22" draw:style-name="gr1" draw:text-style-name="P26" svg:width="17.745cm" svg:height="0.6cm" svg:x="0.095cm" svg:y="0.051cm" draw:control="control23"/></text:p>
      <text:p text:style-name="P19"> <text:tab/> </text:p>
      <text:p text:style-name="P12"><text:line-break/><text:span text:style-name="T4"></text:span><text:span text:style-name="T5"> </text:span>Can it be used? <text:s/>(Be sure to note any restrictions.)</text:p>
      <text:p text:style-name="P14"><draw:control text:anchor-type="paragraph" draw:z-index="23" draw:style-name="gr1" draw:text-style-name="P26" svg:width="17.745cm" svg:height="0.6cm" svg:x="0.095cm" svg:y="0.051cm" draw:control="control24"/></text:p>
      <text:p text:style-name="P11"> <text:tab/> </text:p>
      <text:p text:style-name="P14"><draw:control text:anchor-type="paragraph" draw:z-index="24" draw:style-name="gr1" draw:text-style-name="P26" svg:width="17.745cm" svg:height="0.6cm" svg:x="0.095cm" svg:y="0.056cm" draw:control="control25"/></text:p>
      <text:p text:style-name="P11"> <text:tab/> </text:p>
      <text:p text:style-name="P14"><draw:control text:anchor-type="paragraph" draw:z-index="25" draw:style-name="gr1" draw:text-style-name="P26" svg:width="17.745cm" svg:height="0.6cm" svg:x="0.095cm" svg:y="0.056cm" draw:control="control26"/></text:p>
      <text:p text:style-name="P11"> <text:tab/> </text:p>
      <text:p text:style-name="P12"/>
      <text:p text:style-name="P9"><draw:control text:anchor-type="paragraph" draw:z-index="5" draw:style-name="gr1" draw:text-style-name="P26" svg:width="0.331cm" svg:height="0.32cm" svg:x="0.109cm" svg:y="0.199cm" draw:control="control6"/><draw:control text:anchor-type="paragraph" draw:z-index="2" draw:style-name="gr1" draw:text-style-name="P26" svg:width="0.331cm" svg:height="0.32cm" svg:x="0.109cm" svg:y="0.199cm" draw:control="control3"/><text:span text:style-name="T3"></text:span><text:span text:style-name="T2"> </text:span><text:span text:style-name="T9">Task 3, Q7: Is the switch port operating in </text:span><text:span text:style-name="T12">half duplex</text:span><text:span text:style-name="T13"> or </text:span><text:span text:style-name="T12">full duplex</text:span><text:span text:style-name="T13"> mode?</text:span></text:p>
      <text:p text:style-name="P14"><draw:control text:anchor-type="paragraph" draw:z-index="6" draw:style-name="gr1" draw:text-style-name="P26" svg:width="17.745cm" svg:height="0.6cm" svg:x="0.095cm" svg:y="0.056cm" draw:control="control7"/></text:p>
      <text:p text:style-name="P11"> <text:tab/> </text:p>
      <text:p text:style-name="P14"><draw:control text:anchor-type="paragraph" draw:z-index="7" draw:style-name="gr1" draw:text-style-name="P26" svg:width="17.745cm" svg:height="0.6cm" svg:x="0.095cm" svg:y="0.056cm" draw:control="control8"/></text:p>
      <text:p text:style-name="P11"> <text:tab/> </text:p>
      <text:p text:style-name="P12"/>
      <text:p text:style-name="P9"><draw:control text:anchor-type="paragraph" draw:z-index="31" draw:style-name="gr1" draw:text-style-name="P26" svg:width="2.401cm" svg:height="0.572cm" svg:x="3.759cm" svg:y="1.466cm" draw:control="control32"/><draw:control text:anchor-type="paragraph" draw:z-index="33" draw:style-name="gr1" draw:text-style-name="P26" svg:width="2.401cm" svg:height="0.572cm" svg:x="3.761cm" svg:y="3.496cm" draw:control="control34"/><draw:control text:anchor-type="paragraph" draw:z-index="34" draw:style-name="gr1" draw:text-style-name="P26" svg:width="2.401cm" svg:height="0.572cm" svg:x="3.759cm" svg:y="4.163cm" draw:control="control35"/><draw:control text:anchor-type="paragraph" draw:z-index="35" draw:style-name="gr1" draw:text-style-name="P26" svg:width="2.401cm" svg:height="0.572cm" svg:x="3.761cm" svg:y="4.861cm" draw:control="control36"/><draw:control text:anchor-type="paragraph" draw:z-index="36" draw:style-name="gr1" draw:text-style-name="P26" svg:width="2.401cm" svg:height="0.572cm" svg:x="3.709cm" svg:y="5.56cm" draw:control="control37"/><draw:control text:anchor-type="paragraph" draw:z-index="37" draw:style-name="gr1" draw:text-style-name="P26" svg:width="2.401cm" svg:height="0.572cm" svg:x="3.743cm" svg:y="6.211cm" draw:control="control38"/><draw:control text:anchor-type="paragraph" draw:z-index="38" draw:style-name="gr1" draw:text-style-name="P26" svg:width="2.401cm" svg:height="0.572cm" svg:x="3.743cm" svg:y="6.893cm" draw:control="control39"/><draw:control text:anchor-type="paragraph" draw:z-index="39" draw:style-name="gr1" draw:text-style-name="P26" svg:width="2.401cm" svg:height="0.572cm" svg:x="12.123cm" svg:y="1.466cm" draw:control="control40"/><draw:control text:anchor-type="paragraph" draw:z-index="40" draw:style-name="gr1" draw:text-style-name="P26" svg:width="2.401cm" svg:height="0.572cm" svg:x="12.139cm" svg:y="2.147cm" draw:control="control41"/><draw:control text:anchor-type="paragraph" draw:z-index="41" draw:style-name="gr1" draw:text-style-name="P26" svg:width="2.401cm" svg:height="0.572cm" svg:x="3.711cm" svg:y="2.131cm" draw:control="control42"/><draw:control text:anchor-type="paragraph" draw:z-index="42" draw:style-name="gr1" draw:text-style-name="P26" svg:width="2.401cm" svg:height="0.572cm" svg:x="12.139cm" svg:y="2.798cm" draw:control="control43"/><draw:control text:anchor-type="paragraph" draw:z-index="43" draw:style-name="gr1" draw:text-style-name="P26" svg:width="2.401cm" svg:height="0.572cm" svg:x="12.123cm" svg:y="3.496cm" draw:control="control44"/><draw:control text:anchor-type="paragraph" draw:z-index="44" draw:style-name="gr1" draw:text-style-name="P26" svg:width="2.401cm" svg:height="0.572cm" svg:x="12.123cm" svg:y="4.195cm" draw:control="control45"/><draw:control text:anchor-type="paragraph" draw:z-index="45" draw:style-name="gr1" draw:text-style-name="P26" svg:width="2.401cm" svg:height="0.572cm" svg:x="12.106cm" svg:y="4.879cm" draw:control="control46"/><draw:control text:anchor-type="paragraph" draw:z-index="46" draw:style-name="gr1" draw:text-style-name="P26" svg:width="2.401cm" svg:height="0.572cm" svg:x="12.123cm" svg:y="5.526cm" draw:control="control47"/><draw:control text:anchor-type="paragraph" draw:z-index="47" draw:style-name="gr1" draw:text-style-name="P26" svg:width="2.401cm" svg:height="0.572cm" svg:x="12.155cm" svg:y="6.227cm" draw:control="control48"/><draw:control text:anchor-type="paragraph" draw:z-index="48" draw:style-name="gr1" draw:text-style-name="P26" svg:width="2.401cm" svg:height="0.572cm" svg:x="12.155cm" svg:y="6.876cm" draw:control="control49"/><draw:control text:anchor-type="paragraph" draw:z-index="49" draw:style-name="gr1" draw:text-style-name="P26" svg:width="2.401cm" svg:height="0.572cm" svg:x="14.725cm" svg:y="1.448cm" draw:control="control50"/><draw:control text:anchor-type="paragraph" draw:z-index="50" draw:style-name="gr1" draw:text-style-name="P26" svg:width="2.401cm" svg:height="0.572cm" svg:x="14.725cm" svg:y="2.131cm" draw:control="control51"/><draw:control text:anchor-type="paragraph" draw:z-index="51" draw:style-name="gr1" draw:text-style-name="P26" svg:width="2.401cm" svg:height="0.572cm" svg:x="14.725cm" svg:y="2.798cm" draw:control="control52"/><draw:control text:anchor-type="paragraph" draw:z-index="52" draw:style-name="gr1" draw:text-style-name="P26" svg:width="2.401cm" svg:height="0.572cm" svg:x="14.741cm" svg:y="3.463cm" draw:control="control53"/><draw:control text:anchor-type="paragraph" draw:z-index="53" draw:style-name="gr1" draw:text-style-name="P26" svg:width="2.401cm" svg:height="0.572cm" svg:x="14.725cm" svg:y="4.147cm" draw:control="control54"/><draw:control text:anchor-type="paragraph" draw:z-index="54" draw:style-name="gr1" draw:text-style-name="P26" svg:width="2.401cm" svg:height="0.572cm" svg:x="14.709cm" svg:y="4.861cm" draw:control="control55"/><draw:control text:anchor-type="paragraph" draw:z-index="55" draw:style-name="gr1" draw:text-style-name="P26" svg:width="2.401cm" svg:height="0.572cm" svg:x="14.691cm" svg:y="5.562cm" draw:control="control56"/><draw:control text:anchor-type="paragraph" draw:z-index="56" draw:style-name="gr1" draw:text-style-name="P26" svg:width="2.401cm" svg:height="0.572cm" svg:x="14.707cm" svg:y="6.211cm" draw:control="control57"/><draw:control text:anchor-type="paragraph" draw:z-index="57" draw:style-name="gr1" draw:text-style-name="P26" svg:width="2.401cm" svg:height="0.572cm" svg:x="14.741cm" svg:y="6.876cm" draw:control="control58"/><text:span text:style-name="T3"></text:span><text:span text:style-name="T2"> </text:span>Task 4, Q3: What is the correct wiring for a special, purpose-built (serial) console cable?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2">DB9 connector</text:p>
          </table:table-cell>
          <table:table-cell table:style-name="Table1.A1" office:value-type="string">
            <text:p text:style-name="P22">Signal name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>RJ-45 pin</text:p>
          </table:table-cell>
          <table:table-cell table:style-name="Table1.E1" office:value-type="string">
            <text:p text:style-name="P22">Signal name</text:p>
          </table:table-cell>
        </table:table-row>
        <table:table-row>
          <table:table-cell table:style-name="Table1.A2" office:value-type="float" office:value="1">
            <text:p text:style-name="P23">1</text:p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E2" office:value-type="string">
            <text:p text:style-name="P22"/>
          </table:table-cell>
        </table:table-row>
        <table:table-row>
          <table:table-cell table:style-name="Table1.A2" office:value-type="float" office:value="2">
            <text:p text:style-name="P23"><draw:control text:anchor-type="paragraph" draw:z-index="32" draw:style-name="gr1" draw:text-style-name="P26" svg:width="2.401cm" svg:height="0.572cm" svg:x="3.127cm" svg:y="0.658cm" draw:control="control33"/>2</text:p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E2" office:value-type="string">
            <text:p text:style-name="P22"/>
          </table:table-cell>
        </table:table-row>
        <table:table-row>
          <table:table-cell table:style-name="Table1.A2" office:value-type="float" office:value="3">
            <text:p text:style-name="P23">3</text:p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E2" office:value-type="string">
            <text:p text:style-name="P22"/>
          </table:table-cell>
        </table:table-row>
        <table:table-row>
          <table:table-cell table:style-name="Table1.A2" office:value-type="float" office:value="4">
            <text:p text:style-name="P23">4</text:p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E2" office:value-type="string">
            <text:p text:style-name="P22"/>
          </table:table-cell>
        </table:table-row>
        <table:table-row>
          <table:table-cell table:style-name="Table1.A2" office:value-type="float" office:value="5">
            <text:p text:style-name="P23">5</text:p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E2" office:value-type="string">
            <text:p text:style-name="P22"/>
          </table:table-cell>
        </table:table-row>
        <table:table-row>
          <table:table-cell table:style-name="Table1.A2" office:value-type="float" office:value="6">
            <text:p text:style-name="P23">6</text:p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E2" office:value-type="string">
            <text:p text:style-name="P22"/>
          </table:table-cell>
        </table:table-row>
        <table:table-row>
          <table:table-cell table:style-name="Table1.A2" office:value-type="float" office:value="7">
            <text:p text:style-name="P23">7</text:p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E2" office:value-type="string">
            <text:p text:style-name="P22"/>
          </table:table-cell>
        </table:table-row>
        <table:table-row>
          <table:table-cell table:style-name="Table1.A2" office:value-type="float" office:value="8">
            <text:p text:style-name="P23">8</text:p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E2" office:value-type="string">
            <text:p text:style-name="P22"/>
          </table:table-cell>
        </table:table-row>
        <table:table-row>
          <table:table-cell table:style-name="Table1.A2" office:value-type="float" office:value="9">
            <text:p text:style-name="P23">9</text:p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E2" office:value-type="string">
            <text:p text:style-name="P22"/>
          </table:table-cell>
        </table:table-row>
      </table:table>
      <text:p text:style-name="P9"/>
      <text:p text:style-name="P9"><draw:control text:anchor-type="paragraph" draw:z-index="9" draw:style-name="gr1" draw:text-style-name="P26" svg:width="0.331cm" svg:height="0.32cm" svg:x="0.109cm" svg:y="0.199cm" draw:control="control10"/><text:span text:style-name="T3"></text:span><text:span text:style-name="T2"> </text:span><text:span text:style-name="T9">Task 4, Q7: How can you determine if the AUX port is a DCE or DTE connector?</text:span></text:p>
      <text:p text:style-name="P14"><draw:control text:anchor-type="paragraph" draw:z-index="8" draw:style-name="gr1" draw:text-style-name="P26" svg:width="17.745cm" svg:height="0.6cm" svg:x="0.095cm" svg:y="0.056cm" draw:control="control9"/></text:p>
      <text:p text:style-name="P11"> <text:tab/> </text:p>
      <text:p text:style-name="P14"><draw:control text:anchor-type="paragraph" draw:z-index="28" draw:style-name="gr1" draw:text-style-name="P26" svg:width="17.745cm" svg:height="0.6cm" svg:x="0.095cm" svg:y="0.056cm" draw:control="control29"/></text:p>
      <text:p text:style-name="P11"> <text:tab/> </text:p>
      <text:p text:style-name="P14"><draw:control text:anchor-type="paragraph" draw:z-index="29" draw:style-name="gr1" draw:text-style-name="P26" svg:width="17.745cm" svg:height="0.6cm" svg:x="0.095cm" svg:y="0.056cm" draw:control="control30"/></text:p>
      <text:p text:style-name="P11"> <text:tab/> </text:p>
      <text:p text:style-name="P12"/>
      <text:p text:style-name="P9"><draw:control text:anchor-type="paragraph" draw:z-index="27" draw:style-name="gr1" draw:text-style-name="P26" svg:width="0.331cm" svg:height="0.32cm" svg:x="0.109cm" svg:y="0.199cm" draw:control="control28"/><text:span text:style-name="T3"></text:span><text:span text:style-name="T2"> </text:span><text:span text:style-name="T9">Is the AUX port is a DCE or DTE connector?</text:span></text:p>
      <text:p text:style-name="P14"><draw:control text:anchor-type="paragraph" draw:z-index="26" draw:style-name="gr1" draw:text-style-name="P26" svg:width="17.745cm" svg:height="0.6cm" svg:x="0.095cm" svg:y="0.056cm" draw:control="control27"/></text:p>
      <text:p text:style-name="P11"> <text:tab/> 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OpenSymbol1" svg:font-family="OpenSymbol" style:font-adornments="Normal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Arial2" svg:font-family="Arial" style:font-adornments="Normal" style:font-family-generic="swiss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_20_Indent_20_1" style:display-name="Body Text Indent 1" style:family="paragraph" style:parent-style-name="Text_20_body" style:next-style-name="Text_20_body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>
        <style:tab-stops>
          <style:tab-stop style:position="8.795cm" style:type="center"/>
          <style:tab-stop style:position="18.29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Footer">
      <style:paragraph-properties>
        <style:tab-stops>
          <style:tab-stop style:position="8.795cm" style:type="center"/>
          <style:tab-stop style:position="18.323cm" style:type="right"/>
        </style:tab-stops>
      </style:paragraph-properties>
      <style:text-properties fo:font-size="10pt" style:font-size-asian="10pt" style:font-size-complex="10pt"/>
    </style:style>
    <style:page-layout style:name="pm1">
      <style:page-layout-properties fo:page-width="21.59cm" fo:page-height="27.94cm" style:num-format="1" style:print-orientation="portrait" fo:margin-top="1.3cm" fo:margin-bottom="1.251cm" fo:margin-left="1.7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pm1">
      <style:footer>
        <text:p text:style-name="P1">CST8182 Networking Fundamentals<text:tab/>Page <text:page-number text:select-page="current">2</text:page-number>/<text:page-count>2</text:page-count><text:tab/>Algonquin College</text:p>
        <text:p text:style-name="P2"><text:file-name text:display="name">Lab10_SimCollins</text:file-name><text:tab/><text:tab/>9/Nov/0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9-09-08T17:38:18</meta:creation-date>
    <dc:date>2009-11-08T22:25:10</dc:date>
    <meta:print-date>2009-10-19T13:10:14</meta:print-date>
    <meta:editing-cycles>292</meta:editing-cycles>
    <meta:editing-duration>P1DT14H9M4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54" meta:word-count="193" meta:character-count="1124"/>
  </office:meta>
</office:document-meta>
</file>